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eb234" officeooo:paragraph-rsid="000eb234"/>
    </style:style>
    <style:style style:name="P2" style:family="paragraph" style:parent-style-name="Table_20_Contents">
      <style:paragraph-properties fo:text-align="center" style:justify-single-word="false"/>
      <style:text-properties officeooo:rsid="000eb234" officeooo:paragraph-rsid="000eb234"/>
    </style:style>
    <style:style style:name="P3" style:family="paragraph" style:parent-style-name="Standard">
      <style:paragraph-properties fo:text-align="start" style:justify-single-word="false"/>
      <style:text-properties officeooo:rsid="000eb234" officeooo:paragraph-rsid="000eb23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b234" officeooo:paragraph-rsid="000eb23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eb234" officeooo:paragraph-rsid="0010dc47"/>
    </style:style>
    <style:style style:name="P7" style:family="paragraph" style:parent-style-name="Standard">
      <style:paragraph-properties fo:text-align="start" style:justify-single-word="false"/>
      <style:text-properties officeooo:rsid="000eb234" officeooo:paragraph-rsid="000eb234"/>
    </style:style>
    <style:style style:name="P8" style:family="paragraph" style:parent-style-name="Standard">
      <style:paragraph-properties fo:text-align="start" style:justify-single-word="false"/>
      <style:text-properties officeooo:rsid="0012ac15" officeooo:paragraph-rsid="0012ac15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0dc47" officeooo:paragraph-rsid="0010dc4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2ac15" officeooo:paragraph-rsid="0012ac1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0dc47" officeooo:paragraph-rsid="0010dc47"/>
    </style:style>
    <style:style style:name="P13" style:family="paragraph" style:parent-style-name="Table_20_Contents">
      <style:paragraph-properties fo:text-align="center" style:justify-single-word="false"/>
      <style:text-properties officeooo:rsid="0012ac15" officeooo:paragraph-rsid="0012ac15"/>
    </style:style>
    <style:style style:name="P14" style:family="paragraph" style:parent-style-name="Table_20_Contents">
      <style:paragraph-properties fo:text-align="center" style:justify-single-word="false"/>
      <style:text-properties officeooo:rsid="00138612" officeooo:paragraph-rsid="00138612"/>
    </style:style>
    <style:style style:name="T1" style:family="text">
      <style:text-properties officeooo:rsid="0010dc47"/>
    </style:style>
    <style:style style:name="T2" style:family="text">
      <style:text-properties officeooo:rsid="0012ac15"/>
    </style:style>
    <style:style style:name="T3" style:family="text">
      <style:text-properties officeooo:rsid="001386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de equivalencias</text:p>
      <text:p text:style-name="P1"/>
      <text:p text:style-name="P1"/>
      <text:p text:style-name="P1"/>
      <text:p text:style-name="P1"/>
      <text:p text:style-name="P6">1. <text:span text:style-name="T1">Método calcularDivision</text:span></text:p>
      <text:p text:style-name="P6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0">Condición de entrada</text:p>
          </table:table-cell>
          <table:table-cell table:style-name="Tabla2.A1" office:value-type="string">
            <text:p text:style-name="P10">Clases de equivalencia válidas</text:p>
          </table:table-cell>
          <table:table-cell table:style-name="Tabla2.C1" office:value-type="string">
            <text:p text:style-name="P10">Clases de equivalencias non válidas</text:p>
          </table:table-cell>
        </table:table-row>
        <table:table-row>
          <table:table-cell table:style-name="Tabla2.A2" office:value-type="string">
            <text:p text:style-name="P12">O dividendo é un número real e distinto de 0</text:p>
          </table:table-cell>
          <table:table-cell table:style-name="Tabla2.A2" office:value-type="string">
            <text:p text:style-name="P13">- Dividendo = -1</text:p>
            <text:p text:style-name="P13">- Dividendo = 1</text:p>
          </table:table-cell>
          <table:table-cell table:style-name="Tabla2.C2" office:value-type="string">
            <text:p text:style-name="P12">Dividir entre 0</text:p>
          </table:table-cell>
        </table:table-row>
      </table:table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2. </text:span>Método factorial</text:p>
      <text:p text:style-name="P3"/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Condición de entrada</text:p>
          </table:table-cell>
          <table:table-cell table:style-name="Tabla1.A1" office:value-type="string">
            <text:p text:style-name="P5">Clases de equivalencia válidas</text:p>
          </table:table-cell>
          <table:table-cell table:style-name="Tabla1.C1" office:value-type="string">
            <text:p text:style-name="P5">Clases de equivalencias non válidas</text:p>
          </table:table-cell>
        </table:table-row>
        <table:table-row>
          <table:table-cell table:style-name="Tabla1.A2" office:value-type="string">
            <text:p text:style-name="P2">Numero de tipo byte</text:p>
          </table:table-cell>
          <table:table-cell table:style-name="Tabla1.A2" office:value-type="string">
            <text:p text:style-name="P2">n=byte</text:p>
          </table:table-cell>
          <table:table-cell table:style-name="Tabla1.C2" office:value-type="string">
            <text:p text:style-name="P4"><text:span text:style-name="T2">n</text:span>!=byt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3. Método Busca</text:p>
      <text:p text:style-name="P8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1">Condición de entrada</text:p>
          </table:table-cell>
          <table:table-cell table:style-name="Tabla3.A1" office:value-type="string">
            <text:p text:style-name="P11">Clases de equivalencia válidas</text:p>
          </table:table-cell>
          <table:table-cell table:style-name="Tabla3.C1" office:value-type="string">
            <text:p text:style-name="P11">Clases de equivalencias non válidas</text:p>
          </table:table-cell>
        </table:table-row>
        <table:table-row>
          <table:table-cell table:style-name="Tabla3.A2" office:value-type="string">
            <text:p text:style-name="P13">Carácter “c”</text:p>
          </table:table-cell>
          <table:table-cell table:style-name="Tabla3.A2" office:value-type="string">
            <text:p text:style-name="P14">Cualquier carácter ASCII o Unicode</text:p>
          </table:table-cell>
          <table:table-cell table:style-name="Tabla3.C2" office:value-type="string">
            <text:p text:style-name="P14">Ninguna</text:p>
          </table:table-cell>
        </table:table-row>
        <table:table-row>
          <table:table-cell table:style-name="Tabla3.A2" office:value-type="string">
            <text:p text:style-name="P14">Array “v” ordenado ascendentemente de hasta 10 elementos</text:p>
          </table:table-cell>
          <table:table-cell table:style-name="Tabla3.A2" office:value-type="string">
            <text:p text:style-name="P14">- Tamaño do array entre 1 e 10</text:p>
            <text:p text:style-name="P14">- Elementos en orden ascendente</text:p>
          </table:table-cell>
          <table:table-cell table:style-name="Tabla3.C2" office:value-type="string">
            <text:p text:style-name="P4">- <text:span text:style-name="T3">Tamaño do array &lt; 1 ou &gt; 10</text:span></text:p>
            <text:p text:style-name="P4">- <text:span text:style-name="T3">Elementos desordenados</text:span></text:p>
            <text:p text:style-name="P14">- array vacío<text:span text:style-name="T5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9:38:21.276370345</meta:creation-date>
    <dc:date>2025-02-04T19:12:18.076460962</dc:date>
    <meta:editing-duration>PT6M11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1" meta:paragraph-count="30" meta:word-count="119" meta:character-count="696" meta:non-whitespace-character-count="605"/>
  </office:meta>
</office:document-meta>
</file>